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75000001FE7DE129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itstream Vera Sans Mono" svg:font-family="'Bitstream Vera Sans Mono'" style:font-family-generic="roman" style:font-pitch="variable"/>
    <style:font-face style:name="Lucida Sans" svg:font-family="'Lucida Sans'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itstream Vera Sans Mono1" svg:font-family="'Bitstream Vera Sans Mono'" style:font-family-generic="system" style:font-pitch="variable"/>
    <style:font-face style:name="Caladea1" svg:font-family="Caladea" style:font-family-generic="system" style:font-pitch="variable"/>
    <style:font-face style:name="Lucida Sans1" svg:font-family="'Lucida Sans'" style:font-family-generic="system" style:font-pitch="variable"/>
    <style:font-face style:name="Proxima Nova1" svg:font-family="'Proxima Nova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 style:writing-mode="lr-tb"/>
    </style:style>
    <style:style style:name="Table1.A" style:family="table-column">
      <style:table-column-properties style:column-width="3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1pt solid #ffffff"/>
    </style:style>
    <style:style style:name="Table1.B1" style:family="table-cell">
      <style:table-cell-properties style:vertical-align="bottom" fo:padding="0in" fo:border="1pt solid #ffffff"/>
    </style:style>
    <style:style style:name="P1" style:family="paragraph" style:parent-style-name="Standard">
      <style:paragraph-properties fo:margin-top="0in" fo:margin-bottom="0in" loext:contextual-spacing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50%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3" style:family="paragraph" style:parent-style-name="Heading_20_1">
      <style:paragraph-properties fo:margin-top="0in" fo:margin-bottom="0in" loext:contextual-spacing="false" fo:padding="0in" fo:border="none"/>
    </style:style>
    <style:style style:name="P4" style:family="paragraph" style:parent-style-name="Subtitle">
      <style:paragraph-properties fo:margin-top="0in" fo:margin-bottom="0in" loext:contextual-spacing="false" fo:line-height="150%" fo:padding="0in" fo:border="none"/>
    </style:style>
    <style:style style:name="P5" style:family="paragraph" style:parent-style-name="Preformatted_20_Text">
      <style:paragraph-properties fo:margin-top="0in" fo:margin-bottom="0in" loext:contextual-spacing="false" fo:line-height="150%" fo:text-align="center" style:justify-single-word="false" fo:padding="0in" fo:border="none"/>
      <style:text-properties style:font-name="Proxima Nova" fo:font-size="12pt" officeooo:paragraph-rsid="001c0002" style:font-name-asian="Proxima Nova1" style:font-size-asian="12pt" style:font-name-complex="Proxima Nova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50%"/>
      <style:text-properties fo:color="#666666" style:font-name="Proxima Nova" style:font-name-asian="Proxima Nova1" style:font-name-complex="Proxima Nova1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0" fo:widows="0" fo:text-indent="0in" style:auto-text-indent="false" fo:padding="0in" fo:border="none" fo:keep-with-next="auto"/>
      <style:text-properties fo:color="#666666" style:font-name="Proxima Nova" officeooo:rsid="0013f264" officeooo:paragraph-rsid="0013f264" style:font-name-asian="Proxima Nova1" style:font-name-complex="Proxima Nova1"/>
    </style:style>
    <style:style style:name="P10" style:family="paragraph" style:parent-style-name="Heading_20_2">
      <style:paragraph-properties fo:margin-left="0.1252in" fo:margin-right="0in" fo:margin-top="0in" fo:margin-bottom="0in" loext:contextual-spacing="false" fo:line-height="150%" fo:text-indent="0in" style:auto-text-indent="false" fo:padding="0in" fo:border="none"/>
    </style:style>
    <style:style style:name="P11" style:family="paragraph" style:parent-style-name="Heading_20_2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2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officeooo:paragraph-rsid="001e0b8d"/>
    </style:style>
    <style:style style:name="P13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14" style:family="paragraph" style:parent-style-name="Standard">
      <style:paragraph-properties fo:margin-left="0.1252in" fo:margin-right="0in" fo:margin-top="0in" fo:margin-bottom="0in" loext:contextual-spacing="false" fo:line-height="150%" fo:text-indent="0in" style:auto-text-indent="false" fo:padding="0in" fo:border="none"/>
      <style:text-properties officeooo:rsid="002a68b8" officeooo:paragraph-rsid="002a68b8"/>
    </style:style>
    <style:style style:name="P15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paragraph-rsid="0018a166" style:font-name-asian="Proxima Nova1" style:font-size-asian="12pt" style:font-name-complex="Proxima Nova1" style:font-size-complex="12pt"/>
    </style:style>
    <style:style style:name="P16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paragraph-rsid="001a1928" style:font-name-asian="Proxima Nova1" style:font-size-asian="12pt" style:font-name-complex="Proxima Nova1" style:font-size-complex="12pt"/>
    </style:style>
    <style:style style:name="P17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bd5e2" officeooo:paragraph-rsid="002bd5e2" style:font-name-asian="Proxima Nova1" style:font-size-asian="12pt" style:font-name-complex="Proxima Nova1" style:font-size-complex="12pt"/>
    </style:style>
    <style:style style:name="P18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839a6" officeooo:paragraph-rsid="002839a6" style:font-name-asian="Proxima Nova1" style:font-size-asian="12pt" style:font-name-complex="Proxima Nova1" style:font-size-complex="12pt"/>
    </style:style>
    <style:style style:name="P19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3c482" officeooo:paragraph-rsid="0023c482" style:font-name-asian="Proxima Nova1" style:font-size-asian="12pt" style:font-name-complex="Proxima Nova1" style:font-size-complex="12pt"/>
    </style:style>
    <style:style style:name="P20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3c482" officeooo:paragraph-rsid="00241eea" style:font-name-asian="Proxima Nova1" style:font-size-asian="12pt" style:font-name-complex="Proxima Nova1" style:font-size-complex="12pt"/>
    </style:style>
    <style:style style:name="P21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61ea8" officeooo:paragraph-rsid="00261ea8" style:font-name-asian="Proxima Nova1" style:font-size-asian="12pt" style:font-name-complex="Proxima Nova1" style:font-size-complex="12pt"/>
    </style:style>
    <style:style style:name="P22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892a5" officeooo:paragraph-rsid="002892a5" style:font-name-asian="Proxima Nova1" style:font-size-asian="12pt" style:font-name-complex="Proxima Nova1" style:font-size-complex="12pt"/>
    </style:style>
    <style:style style:name="P23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5af7c" officeooo:paragraph-rsid="0025af7c" style:font-name-asian="Proxima Nova1" style:font-size-asian="12pt" style:font-name-complex="Proxima Nova1" style:font-size-complex="12pt"/>
    </style:style>
    <style:style style:name="P24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0d580" officeooo:paragraph-rsid="0020d580" style:font-name-asian="Proxima Nova1" style:font-size-asian="12pt" style:font-name-complex="Proxima Nova1" style:font-size-complex="12pt"/>
    </style:style>
    <style:style style:name="P25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0d580" officeooo:paragraph-rsid="0029734d" style:font-name-asian="Proxima Nova1" style:font-size-asian="12pt" style:font-name-complex="Proxima Nova1" style:font-size-complex="12pt"/>
    </style:style>
    <style:style style:name="P26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style:font-name="Proxima Nova" fo:font-size="12pt" officeooo:rsid="002a0561" officeooo:paragraph-rsid="002a0561" style:font-name-asian="Proxima Nova1" style:font-size-asian="12pt" style:font-name-complex="Proxima Nova1" style:font-size-complex="12pt"/>
    </style:style>
    <style:style style:name="P27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bd5e2" officeooo:paragraph-rsid="002bd5e2" style:font-name-asian="Lucida Sans1" style:font-size-asian="10pt" style:font-name-complex="Lucida Sans1" style:font-size-complex="10pt"/>
    </style:style>
    <style:style style:name="P28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9734d" officeooo:paragraph-rsid="0029734d" style:font-name-asian="Lucida Sans1" style:font-size-asian="10pt" style:font-name-complex="Lucida Sans1" style:font-size-complex="10pt"/>
    </style:style>
    <style:style style:name="P29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61ea8" officeooo:paragraph-rsid="0029734d" style:font-name-asian="Lucida Sans1" style:font-size-asian="10pt" style:font-name-complex="Lucida Sans1" style:font-size-complex="10pt"/>
    </style:style>
    <style:style style:name="P30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61ea8" officeooo:paragraph-rsid="00261ea8" style:font-name-asian="Lucida Sans1" style:font-size-asian="10pt" style:font-name-complex="Lucida Sans1" style:font-size-complex="10pt"/>
    </style:style>
    <style:style style:name="P31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86600" officeooo:paragraph-rsid="00286600" style:font-name-asian="Lucida Sans1" style:font-size-asian="10pt" style:font-name-complex="Lucida Sans1" style:font-size-complex="10pt"/>
    </style:style>
    <style:style style:name="P32" style:family="paragraph" style:parent-style-name="Standard" style:list-style-name="WWNum1">
      <style:paragraph-properties fo:margin-top="0in" fo:margin-bottom="0in" loext:contextual-spacing="false" style:line-height-at-least="0.0693in" fo:text-align="justify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892a5" officeooo:paragraph-rsid="002892a5" style:font-name-asian="Lucida Sans1" style:font-size-asian="10pt" style:font-name-complex="Lucida Sans1" style:font-size-complex="10pt"/>
    </style:style>
    <style:style style:name="P33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0d580" officeooo:paragraph-rsid="0020d580" style:font-name-asian="Lucida Sans1" style:font-size-asian="10pt" style:font-name-complex="Lucida Sans1" style:font-size-complex="10pt"/>
    </style:style>
    <style:style style:name="P34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a68b8" officeooo:paragraph-rsid="002a68b8" style:font-name-asian="Lucida Sans1" style:font-size-asian="10pt" style:font-name-complex="Lucida Sans1" style:font-size-complex="10pt"/>
    </style:style>
    <style:style style:name="P35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paragraph-rsid="0018a166" style:font-name-asian="Lucida Sans1" style:font-size-asian="10pt" style:font-name-complex="Lucida Sans1" style:font-size-complex="10pt"/>
    </style:style>
    <style:style style:name="P36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1e0b8d" officeooo:paragraph-rsid="001e0b8d" style:font-name-asian="Lucida Sans1" style:font-size-asian="10pt" style:font-name-complex="Lucida Sans1" style:font-size-complex="10pt"/>
    </style:style>
    <style:style style:name="P37" style:family="paragraph" style:parent-style-name="Standard" style:list-style-name="WWNum1">
      <style:paragraph-properties fo:margin-top="0in" fo:margin-bottom="0in" loext:contextual-spacing="false" style:line-height-at-least="0.0693in" fo:text-align="start" style:justify-single-word="false" fo:padding="0in" fo:border="none">
        <style:tab-stops>
          <style:tab-stop style:position="0in"/>
          <style:tab-stop style:position="1.2425in"/>
        </style:tab-stops>
      </style:paragraph-properties>
      <style:text-properties fo:color="#000000" style:font-name="Lucida Sans" fo:font-size="10pt" fo:language="en" fo:country="US" officeooo:rsid="002ba08f" officeooo:paragraph-rsid="002ba08f" style:font-name-asian="Lucida Sans1" style:font-size-asian="10pt" style:font-name-complex="Lucida Sans1" style:font-size-complex="10pt"/>
    </style:style>
    <style:style style:name="P38" style:family="paragraph" style:parent-style-name="Standard" style:list-style-name="WWNum1">
      <style:paragraph-properties fo:margin-left="0.5in" fo:margin-right="0in" fo:line-height="150%" fo:text-indent="-0.25in" style:auto-text-indent="false" fo:padding="0in" fo:border="none"/>
      <style:text-properties style:font-name="Proxima Nova" fo:font-size="12pt" style:font-name-asian="Proxima Nova1" style:font-size-asian="12pt" style:font-name-complex="Proxima Nova1" style:font-size-complex="12pt"/>
    </style:style>
    <style:style style:name="P39" style:family="paragraph" style:parent-style-name="Title" style:master-page-name="Standard">
      <style:paragraph-properties fo:margin-top="0in" fo:margin-bottom="0in" loext:contextual-spacing="false" style:page-number="1" fo:padding="0in" fo:border="none"/>
      <style:text-properties fo:color="#8e7cc3"/>
    </style:style>
    <style:style style:name="P40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T2" style:family="text">
      <style:text-properties style:font-name="Proxima Nova" style:font-name-asian="Proxima Nova1" style:font-name-complex="Proxima Nova1"/>
    </style:style>
    <style:style style:name="T3" style:family="text">
      <style:text-properties style:font-name="Proxima Nova" fo:font-size="12pt" officeooo:rsid="001e0b8d" style:font-name-asian="Proxima Nova1" style:font-size-asian="12pt" style:font-name-complex="Proxima Nova1" style:font-size-complex="12pt"/>
    </style:style>
    <style:style style:name="T4" style:family="text">
      <style:text-properties style:font-name="Proxima Nova" fo:font-size="12pt" officeooo:rsid="001f2866" style:font-name-asian="Proxima Nova1" style:font-size-asian="12pt" style:font-name-complex="Proxima Nova1" style:font-size-complex="12pt"/>
    </style:style>
    <style:style style:name="T5" style:family="text">
      <style:text-properties fo:color="#1155cc" style:font-name="Proxima Nova" style:text-underline-style="solid" style:text-underline-width="auto" style:text-underline-color="font-color" style:font-name-asian="Proxima Nova1" style:font-name-complex="Proxima Nova1"/>
    </style:style>
    <style:style style:name="T6" style:family="text">
      <style:text-properties fo:color="#434343" fo:font-size="12pt" fo:font-style="italic" officeooo:rsid="0013f264" style:font-size-asian="12pt" style:font-style-asian="italic" style:font-size-complex="12pt"/>
    </style:style>
    <style:style style:name="T7" style:family="text">
      <style:text-properties fo:color="#434343" fo:font-weight="bold" style:font-weight-asian="bold"/>
    </style:style>
    <style:style style:name="T8" style:family="text">
      <style:text-properties fo:color="#434343" fo:font-weight="bold" officeooo:rsid="001559f5" style:font-weight-asian="bold"/>
    </style:style>
    <style:style style:name="T9" style:family="text">
      <style:text-properties fo:color="#434343" style:font-name="Proxima Nova" fo:font-size="12pt" style:text-underline-style="solid" style:text-underline-width="auto" style:text-underline-color="font-color" fo:font-weight="bold" officeooo:rsid="001e0b8d" style:font-name-asian="Proxima Nova1" style:font-size-asian="12pt" style:font-weight-asian="bold" style:font-name-complex="Proxima Nova1" style:font-size-complex="12pt"/>
    </style:style>
    <style:style style:name="T10" style:family="text">
      <style:text-properties fo:color="#434343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T11" style:family="text">
      <style:text-properties fo:color="#434343" style:font-name="Proxima Nova" fo:font-size="12pt" fo:font-weight="bold" officeooo:rsid="001e0b8d" style:font-name-asian="Proxima Nova1" style:font-size-asian="12pt" style:font-weight-asian="bold" style:font-name-complex="Proxima Nova1" style:font-size-complex="12pt"/>
    </style:style>
    <style:style style:name="T12" style:family="text">
      <style:text-properties fo:color="#434343" style:font-name="Proxima Nova" fo:font-size="12pt" fo:font-weight="bold" officeooo:rsid="002a0561" style:font-name-asian="Proxima Nova1" style:font-size-asian="12pt" style:font-weight-asian="bold" style:font-name-complex="Proxima Nova1" style:font-size-complex="12pt"/>
    </style:style>
    <style:style style:name="T13" style:family="text">
      <style:text-properties fo:color="#666666"/>
    </style:style>
    <style:style style:name="T14" style:family="text">
      <style:text-properties fo:color="#666666" style:font-name="Proxima Nova" style:text-underline-style="solid" style:text-underline-width="auto" style:text-underline-color="font-color" style:font-name-asian="Proxima Nova1" style:font-name-complex="Proxima Nova1"/>
    </style:style>
    <style:style style:name="T15" style:family="text">
      <style:text-properties fo:color="#666666" style:font-name="Proxima Nova" style:text-underline-style="solid" style:text-underline-width="auto" style:text-underline-color="font-color" officeooo:rsid="0013f264" style:font-name-asian="Proxima Nova1" style:font-name-complex="Proxima Nova1"/>
    </style:style>
    <style:style style:name="T16" style:family="text">
      <style:text-properties fo:color="#3c78d8" fo:font-weight="bold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normal" style:font-weight-asian="normal"/>
    </style:style>
    <style:style style:name="T19" style:family="text">
      <style:text-properties fo:font-weight="normal" officeooo:rsid="001559f5" style:font-weight-asian="normal"/>
    </style:style>
    <style:style style:name="T20" style:family="text">
      <style:text-properties fo:font-style="italic" fo:font-weight="normal" style:font-style-asian="italic" style:font-weight-asian="normal"/>
    </style:style>
    <style:style style:name="T21" style:family="text">
      <style:text-properties fo:font-style="italic" fo:font-weight="normal" officeooo:rsid="001559f5" style:font-style-asian="italic" style:font-weight-asian="normal"/>
    </style:style>
    <style:style style:name="T22" style:family="text">
      <style:text-properties officeooo:rsid="0013f264"/>
    </style:style>
    <style:style style:name="T23" style:family="text">
      <style:text-properties officeooo:rsid="0017b97a"/>
    </style:style>
    <style:style style:name="T24" style:family="text">
      <style:text-properties fo:color="#000000" style:font-name="Lucida Sans" fo:font-size="10pt" fo:language="en" fo:country="US" style:font-name-asian="Lucida Sans1" style:font-size-asian="10pt" style:font-name-complex="Lucida Sans1" style:font-size-complex="10pt"/>
    </style:style>
    <style:style style:name="T25" style:family="text">
      <style:text-properties fo:color="#000000" style:font-name="Lucida Sans" fo:font-size="10pt" fo:language="en" fo:country="US" officeooo:rsid="0018a166" style:font-name-asian="Lucida Sans1" style:font-size-asian="10pt" style:font-name-complex="Lucida Sans1" style:font-size-complex="10pt"/>
    </style:style>
    <style:style style:name="T26" style:family="text">
      <style:text-properties fo:color="#000000" style:font-name="Lucida Sans" fo:font-size="10pt" fo:language="en" fo:country="US" officeooo:rsid="001a1928" style:font-name-asian="Lucida Sans1" style:font-size-asian="10pt" style:font-name-complex="Lucida Sans1" style:font-size-complex="10pt"/>
    </style:style>
    <style:style style:name="T27" style:family="text">
      <style:text-properties fo:color="#000000" style:font-name="Lucida Sans" fo:font-size="10pt" fo:language="en" fo:country="US" officeooo:rsid="001b0c65" style:font-name-asian="Lucida Sans1" style:font-size-asian="10pt" style:font-name-complex="Lucida Sans1" style:font-size-complex="10pt"/>
    </style:style>
    <style:style style:name="T28" style:family="text">
      <style:text-properties fo:color="#000000" style:font-name="Lucida Sans" fo:font-size="10pt" fo:language="en" fo:country="US" officeooo:rsid="001c9ca5" style:font-name-asian="Lucida Sans1" style:font-size-asian="10pt" style:font-name-complex="Lucida Sans1" style:font-size-complex="10pt"/>
    </style:style>
    <style:style style:name="T29" style:family="text">
      <style:text-properties fo:color="#000000" style:font-name="Lucida Sans" fo:font-size="10pt" fo:language="en" fo:country="US" officeooo:rsid="001f2866" style:font-name-asian="Lucida Sans1" style:font-size-asian="10pt" style:font-name-complex="Lucida Sans1" style:font-size-complex="10pt"/>
    </style:style>
    <style:style style:name="T30" style:family="text">
      <style:text-properties fo:color="#000000" style:font-name="Lucida Sans" fo:font-size="10pt" fo:language="en" fo:country="US" officeooo:rsid="001f7741" style:font-name-asian="Lucida Sans1" style:font-size-asian="10pt" style:font-name-complex="Lucida Sans1" style:font-size-complex="10pt"/>
    </style:style>
    <style:style style:name="T31" style:family="text">
      <style:text-properties fo:color="#000000" style:font-name="Lucida Sans" fo:font-size="10pt" fo:language="en" fo:country="US" officeooo:rsid="00220fc5" style:font-name-asian="Lucida Sans1" style:font-size-asian="10pt" style:font-name-complex="Lucida Sans1" style:font-size-complex="10pt"/>
    </style:style>
    <style:style style:name="T32" style:family="text">
      <style:text-properties fo:color="#000000" style:font-name="Lucida Sans" fo:font-size="10pt" fo:language="en" fo:country="US" officeooo:rsid="00241eea" style:font-name-asian="Lucida Sans1" style:font-size-asian="10pt" style:font-name-complex="Lucida Sans1" style:font-size-complex="10pt"/>
    </style:style>
    <style:style style:name="T33" style:family="text">
      <style:text-properties fo:color="#000000" style:font-name="Lucida Sans" fo:font-size="10pt" fo:language="en" fo:country="US" officeooo:rsid="00261ea8" style:font-name-asian="Lucida Sans1" style:font-size-asian="10pt" style:font-name-complex="Lucida Sans1" style:font-size-complex="10pt"/>
    </style:style>
    <style:style style:name="T34" style:family="text">
      <style:text-properties fo:color="#000000" style:font-name="Lucida Sans" fo:font-size="10pt" fo:language="en" fo:country="US" officeooo:rsid="00280f7f" style:font-name-asian="Lucida Sans1" style:font-size-asian="10pt" style:font-name-complex="Lucida Sans1" style:font-size-complex="10pt"/>
    </style:style>
    <style:style style:name="T35" style:family="text">
      <style:text-properties fo:color="#000000" style:font-name="Lucida Sans" fo:font-size="10pt" fo:language="en" fo:country="US" officeooo:rsid="002951fb" style:font-name-asian="Lucida Sans1" style:font-size-asian="10pt" style:font-name-complex="Lucida Sans1" style:font-size-complex="10pt"/>
    </style:style>
    <style:style style:name="T36" style:family="text">
      <style:text-properties fo:color="#000000" style:font-name="Lucida Sans" fo:font-size="10pt" fo:language="en" fo:country="US" officeooo:rsid="0029734d" style:font-name-asian="Lucida Sans1" style:font-size-asian="10pt" style:font-name-complex="Lucida Sans1" style:font-size-complex="10pt"/>
    </style:style>
    <style:style style:name="T37" style:family="text">
      <style:text-properties fo:color="#000000" style:font-name="Lucida Sans" fo:font-size="10pt" fo:language="en" fo:country="US" officeooo:rsid="002a0561" style:font-name-asian="Lucida Sans1" style:font-size-asian="10pt" style:font-name-complex="Lucida Sans1" style:font-size-complex="10pt"/>
    </style:style>
    <style:style style:name="T38" style:family="text">
      <style:text-properties fo:color="#000000" style:font-name="Lucida Sans" fo:font-size="10pt" fo:language="en" fo:country="US" officeooo:rsid="002a68b8" style:font-name-asian="Lucida Sans1" style:font-size-asian="10pt" style:font-name-complex="Lucida Sans1" style:font-size-complex="10pt"/>
    </style:style>
    <style:style style:name="T39" style:family="text">
      <style:text-properties fo:color="#000000" style:font-name="Lucida Sans" fo:font-size="10pt" fo:language="en" fo:country="US" officeooo:rsid="002bd5e2" style:font-name-asian="Lucida Sans1" style:font-size-asian="10pt" style:font-name-complex="Lucida Sans1" style:font-size-complex="10pt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officeooo:rsid="002ce73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23">James Ma</text:span>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<text:span text:style-name="T6">Senior Software Engineer</text:span><text:span text:style-name="T13"><text:line-break/></text:span></text:p>
            <text:p text:style-name="P7">github.com/<text:span text:style-name="T22">post-j-ma</text:span></text:p>
          </table:table-cell>
          <table:table-cell table:style-name="Table1.B1" office:value-type="string">
            <text:p text:style-name="P9">Germantown, MD, USA</text:p>
            <text:p text:style-name="P8"><text:span text:style-name="T15">lymclymc123</text:span><text:a xlink:type="simple" xlink:href="mailto:adam@gmail.com" text:style-name="Internet_20_link" text:visited-style-name="Visited_20_Internet_20_Link"><text:span text:style-name="T14">@gmail.com<text:line-break/></text:span></text:a><text:a xlink:type="simple" xlink:href="mailto:adam@gmail.com" text:style-name="Internet_20_link" text:visited-style-name="Visited_20_Internet_20_Link">+</text:a><text:span text:style-name="T15">1 301 221 1658</text:span></text:p>
          </table:table-cell>
        </table:table-row>
      </table:table>
      <text:p text:style-name="P3"><text:bookmark text:name="_xilq3no4l05s"/><text:line-break/>WORK EXPERIENCE</text:p>
      <text:p text:style-name="P10"><text:bookmark text:name="_kb6tdcv6o578"/><text:span text:style-name="T8">Senior </text:span><text:span text:style-name="T7">Software </text:span><text:span text:style-name="T8">Engineer</text:span><text:span text:style-name="T7">, </text:span><text:span text:style-name="T8">Intelligrated</text:span><text:span text:style-name="T16"> </text:span><text:span text:style-name="T17"> </text:span><text:span text:style-name="T18">- </text:span><text:span text:style-name="T19">Jan</text:span><text:span text:style-name="T20">/20</text:span><text:span text:style-name="T21">07</text:span><text:span text:style-name="T20">  - present – </text:span><text:span text:style-name="T21">Frederick, MD</text:span></text:p>
      <text:list xml:id="list4105009788703815578" text:style-name="WWNum1">
        <text:list-item>
          <text:p text:style-name="P15"><text:span text:style-name="T24">Experience</text:span><text:span text:style-name="T25">d</text:span><text:span text:style-name="T24"> with </text:span><text:span text:style-name="T25">writing and developing unit tests under the </text:span><text:span text:style-name="T24">jUnit testing framework </text:span><text:span text:style-name="T25">and under the Test Driven Development model, </text:span><text:span text:style-name="T39">about 7 years.</text:span></text:p>
        </text:list-item>
        <text:list-item>
          <text:p text:style-name="P16"><text:span text:style-name="T25">Develop, maintain, and troubleshoot code with Java </text:span><text:span text:style-name="T38">(JEE)</text:span><text:span text:style-name="T25"> and C#</text:span><text:span text:style-name="T26"> (Winforms and Visual Studio 2013)</text:span><text:span text:style-name="T25"> at the Enterprise level, </text:span><text:span text:style-name="T30">for 1</text:span><text:span text:style-name="T39">1</text:span><text:span text:style-name="T30"> years.</text:span></text:p>
        </text:list-item>
        <text:list-item>
          <text:p text:style-name="P17"><text:span text:style-name="T30">S</text:span><text:span text:style-name="T24">even years of experience with using C#/.Net for test automation.</text:span></text:p>
        </text:list-item>
        <text:list-item>
          <text:p text:style-name="P27">Eleven years of experience documenting test results.</text:p>
        </text:list-item>
        <text:list-item>
          <text:p text:style-name="P18"><text:span text:style-name="T30">S</text:span><text:span text:style-name="T24">et up Eclipse to use -Xrunjdwp:transport=dt_socket to debug Java applications over a network. Set up breakpoints and stepped through code logic to find errors.</text:span></text:p>
        </text:list-item>
        <text:list-item>
          <text:p text:style-name="P19"><text:span text:style-name="T30">A</text:span><text:span text:style-name="T24">ssisted in an upgrade of a code base from Java 6 to Java 8, which involved rewriting Swing event handlers to use Java 8 lambas.</text:span></text:p>
        </text:list-item>
        <text:list-item>
          <text:p text:style-name="P28">Experience with writing and maintaining HTML and Javascript and CSS, used to display statistical report data in a web browser</text:p>
        </text:list-item>
        <text:list-item>
          <text:p text:style-name="P29">Made repeated use of design patterns, e.g.</text:p>
          <text:list>
            <text:list-item>
              <text:p text:style-name="P30">Factory pattern, a telegram interface to represent an abstract telegram plus a derived class for each telegram type, and then a telegram factory class to create each telegram.</text:p>
            </text:list-item>
            <text:list-item>
              <text:p text:style-name="P30">Factory pattern, an abstract sorter part type, derived classes for each sorter part represented on a model, and a sorter part factory class to instantiate each sorter part.</text:p>
            </text:list-item>
            <text:list-item>
              <text:p text:style-name="P21"><text:span text:style-name="T24">State pattern, created an item class as the context and various state classes such as </text:span><text:span text:style-name="T34">ItemInductedState, ItemDischargedState, etc. to represent various actions on items (and which caused the behavior of the item to change).</text:span></text:p>
            </text:list-item>
          </text:list>
        </text:list-item>
        <text:list-item>
          <text:p text:style-name="P20"><text:span text:style-name="T24">Devised a means to store unstructured data in a MySQL database to represent “items” on a tilt tray/cross belt circular conveyor system </text:span><text:span text:style-name="T32">(which can have arbitrary properties) <text:s/>as a blob of text</text:span><text:span text:style-name="T24">.</text:span></text:p>
        </text:list-item>
        <text:list-item>
          <text:p text:style-name="P31">Created various data structures to represent complex relationships, e.g.</text:p>
          <text:list>
            <text:list-item>
              <text:p text:style-name="P31">base properties of an item (human readable names represented as strings, position data represented as integers, measurement data (weight and height) represented as floating point doubles, neighbor items represented as a list of items within the structure).</text:p>
            </text:list-item>
            <text:list-item>
              <text:p text:style-name="P32">Telnet screen session (user id, user name, menu that the user is on, socket associated with the telnet session, last option the user picked, logged in time, hashmap/dictionaries to look up the telnet session by the user's name).</text:p>
            </text:list-item>
            <text:list-item>
              <text:p text:style-name="P22"><text:span text:style-name="T35">Model of p</text:span><text:span text:style-name="T24">roperties of an input or output on a programmable logic controller (name associated with the input/output, type (in or out), access tag string, address information).</text:span></text:p>
            </text:list-item>
          </text:list>
        </text:list-item>
        <text:list-item>
          <text:p text:style-name="P23"><text:span text:style-name="T24">Worked </text:span><text:span text:style-name="T33">on a program</text:span><text:span text:style-name="T24"> to stream images from an AXIS camera over a network to a thick client viewer.</text:span></text:p>
        </text:list-item>
        <text:list-item>
          <text:p text:style-name="P24"><text:soft-page-break/><text:span text:style-name="T30">W</text:span><text:span text:style-name="T24">orking on a desktop Winforms client, in C# – a multi-tabbed, multiple document interface GUI, which connects to a series of services and displays data and allows the user to interact and control the system.</text:span></text:p>
          <text:list>
            <text:list-item>
              <text:p text:style-name="P33">Developed a panel from scratch for this client which showed live statistical data to the end user.</text:p>
            </text:list-item>
            <text:list-item>
              <text:p text:style-name="P33">Developed another panel which allowed users to control infrared devices.</text:p>
            </text:list-item>
            <text:list-item>
              <text:p text:style-name="P33">Enhancing the existing 3D model viewer with functionality for new device types.</text:p>
            </text:list-item>
          </text:list>
        </text:list-item>
        <text:list-item>
          <text:p text:style-name="P25"><text:span text:style-name="T36">Experience with ASP.NET MVC, as part of an effort to replace the desktop Winforms client with a </text:span><text:span text:style-name="T37">version</text:span><text:span text:style-name="T36"> that works from within a </text:span><text:span text:style-name="T37">web</text:span><text:span text:style-name="T36"> browser.</text:span></text:p>
          <text:list>
            <text:list-item>
              <text:p text:style-name="P26"><text:span text:style-name="T36">F</text:span><text:span text:style-name="T24">amiliar with SOAP and web services due to this effort.</text:span></text:p>
            </text:list-item>
          </text:list>
        </text:list-item>
        <text:list-item>
          <text:p text:style-name="P25"><text:span text:style-name="T30">C</text:span><text:span text:style-name="T24">reated a number of standalone GUI tools using Winforms and C#, including the following:</text:span></text:p>
          <text:list>
            <text:list-item>
              <text:p text:style-name="P33">XLSX parser to generate an SQL script to populate a 3D model.</text:p>
            </text:list-item>
            <text:list-item>
              <text:p text:style-name="P33">Another XLSX parser to take a partly filled in XLSX file (I/O list) and fill in the remaining data.</text:p>
            </text:list-item>
            <text:list-item>
              <text:p text:style-name="P33">A log file parser that takes a log file and generates a series of XLSX files to describe the collected data.</text:p>
            </text:list-item>
            <text:list-item>
              <text:p text:style-name="P33">Another log file parser that takes a log file and displays graphical data about problem areas.</text:p>
            </text:list-item>
          </text:list>
        </text:list-item>
        <text:list-item>
          <text:p text:style-name="P15"><text:span text:style-name="T24">Set up and maintained Subversion </text:span><text:span text:style-name="T29">repositories</text:span><text:span text:style-name="T24"> and Git and Mercurial version control systems</text:span></text:p>
        </text:list-item>
        <text:list-item>
          <text:p text:style-name="P34">Maintained a Java desktop client developed using AWT/Swing.</text:p>
        </text:list-item>
        <text:list-item>
          <text:p text:style-name="P35">Experience with Agile development (CI/CD) and SCRUM, and performing and participating in code reviews</text:p>
        </text:list-item>
        <text:list-item>
          <text:p text:style-name="P35">Experience with using Jenkins for automated test builds (under Continuous Integration)</text:p>
        </text:list-item>
        <text:list-item>
          <text:p text:style-name="P15"><text:span text:style-name="T24">Performed performance and regression testing of applications </text:span><text:span text:style-name="T28">with QA team, </text:span><text:span text:style-name="T30">6 years</text:span></text:p>
        </text:list-item>
        <text:list-item>
          <text:p text:style-name="P35">Provide Level 2 customer hotline technical support</text:p>
        </text:list-item>
        <text:list-item>
          <text:p text:style-name="P35">Develop and maintain various MSSQL scripts</text:p>
        </text:list-item>
        <text:list-item>
          <text:p text:style-name="P36">Assisted in re-implementing PCCT (Portable Carrier Configuration Tool), which uses infrared to wirelessly control and command lightweight motors.</text:p>
        </text:list-item>
        <text:list-item>
          <text:p text:style-name="P35">Extensive unix shell script and C code development under the SCO Openerver and Redhat Enterprise GNU/Linux environments</text:p>
        </text:list-item>
        <text:list-item>
          <text:p text:style-name="P35">Python code development under the MS Windows and GNU/Linux environments</text:p>
        </text:list-item>
        <text:list-item>
          <text:p text:style-name="P35">Set up and maintained Windows and Linux guest virtual machines as test environments on VMWare server and VMWare ESX Server and VirtualBox</text:p>
        </text:list-item>
        <text:list-item>
          <text:p text:style-name="P35">Assisted in setting up and maintaining server and workstation hardware, including replacing PCI cards, hard disks, and cdrom drives.</text:p>
        </text:list-item>
        <text:list-item>
          <text:p text:style-name="P35">Extensive knowledge of IP networking (setting IP routes, configuring iptables-based firewalls, setting up Virtual Private Networks (PPTP, SSTP, and OpenVPN), setting up Ethernet bridges, and using virtual network interfaces)</text:p>
        </text:list-item>
        <text:list-item>
          <text:p text:style-name="P35">Experience installing and deploying Windows 2003, 2008, and 2012 Servers</text:p>
        </text:list-item>
        <text:list-item>
          <text:p text:style-name="P35">Experience installing and deploying a variety of Linux servers, such as RedHat Enterprise, Gentoo, Debian, and ArchLinux, and am familiar with their respective package managers (rpm, emerge, apt-get, and pacman) as well.</text:p>
        </text:list-item>
        <text:list-item>
          <text:p text:style-name="P35">Experience installing and deploying Microsoft SQL Server, PostgresSQL, and MySQL systems.</text:p>
        </text:list-item>
        <text:list-item>
          <text:p text:style-name="P35">Experience installing and maintaining Apache web servers</text:p>
        </text:list-item>
        <text:list-item>
          <text:p text:style-name="P35">Experience with Tomcat and JSP serverlets</text:p>
        </text:list-item>
        <text:list-item>
          <text:p text:style-name="P35">Experience with using JIRA for bug tracking and Confluence</text:p>
        </text:list-item>
        <text:list-item>
          <text:p text:style-name="P37">Briefly worked with the clang static analyzer, <text:span text:style-name="T41">1 year.</text:span></text:p>
        </text:list-item>
        <text:list-item>
          <text:p text:style-name="P35"><text:soft-page-break/>Experience with JAD (Java decompiler) and Apache Common BCEL.</text:p>
        </text:list-item>
        <text:list-item>
          <text:p text:style-name="P35">Developed applications that relied on Websphere MQ</text:p>
        </text:list-item>
        <text:list-item>
          <text:p text:style-name="P35">Developed and maintained UIO framework and Linux Kernel Module drivers</text:p>
        </text:list-item>
      </text:list>
      <text:p text:style-name="P13"/>
      <text:p text:style-name="P11"/>
      <text:p text:style-name="P3"><text:bookmark text:name="_s296xj4fjnpf"/>SIDE PROJECTS</text:p>
      <text:p text:style-name="P12"><text:span text:style-name="T9">OpenEuphoria</text:span><text:span text:style-name="T10">: </text:span><text:span text:style-name="T11">Helped develop and maintain a programming language, OpenEuphoria (including the unit tests). </text:span><text:span text:style-name="T12">Worked on HTTP library for this language.</text:span></text:p>
      <text:p text:style-name="P12"><text:span text:style-name="T9">OpenEuphoria Forum</text:span><text:span text:style-name="T11">: Helped develop and maintain a new, home grown custom forum software for a website, http://openeuphoria.org - source code for the software is available at </text:span><text:a xlink:type="simple" xlink:href="http://scm.openeuphoria.org/hg/euweb/" text:style-name="Internet_20_link" text:visited-style-name="Visited_20_Internet_20_Link">http://scm.openeuphoria.org/hg/euweb/</text:a></text:p>
      <text:p text:style-name="P14"><text:span text:style-name="T40">CodePen.io</text:span>: Working on front-end projects using AngularJS and Bootstrap at <text:a xlink:type="simple" xlink:href="https://codepen.io/post-j-ma/" text:style-name="Internet_20_link" text:visited-style-name="Visited_20_Internet_20_Link">https://codepen.io/post-j-ma/</text:a> </text:p>
      <text:p text:style-name="P12"><text:span text:style-name="T3">ACX111 driver: </text:span><text:span text:style-name="T4">Experimented with Linux kernel driver for Texas Instruments ACX111 chipset wireless card. Detailed at </text:span><text:a xlink:type="simple" xlink:href="https://sourceforge.net/p/acx100/mailman/message/27938580/" text:style-name="Internet_20_link" text:visited-style-name="Visited_20_Internet_20_Link"><text:span text:style-name="T4">https://sourceforge.net/p/acx100/mailman/message/27938580/</text:span></text:a></text:p>
      <text:p text:style-name="P2"/>
      <text:p text:style-name="P3"><text:bookmark text:name="_m1ispj34pcqt"/></text:p>
      <text:p text:style-name="P3"><text:bookmark text:name="_mvmbm0kybp81"/></text:p>
      <text:p text:style-name="P3"><text:bookmark text:name="_oid1t41wmfnb"/>EDUCATION</text:p>
      <text:p text:style-name="P10"><text:bookmark text:name="_53t8eqmfj43j"/>20<text:span text:style-name="T22">06</text:span> B.S. in Computer Science, University of <text:span text:style-name="T22">Maryland</text:span></text:p>
      <text:list xml:id="list190254317215638" text:continue-numbering="true" text:style-name="WWNum1">
        <text:list-header>
          <text:p text:style-name="P38"><text:line-break/></text:p>
        </text:list-header>
      </text:list>
      <text:p text:style-name="P3"><text:bookmark text:name="_myykiug5b84q"/>TECHNICAL SKILLS</text:p>
      <text:p text:style-name="P5"><text:span text:style-name="T24">Java, JavaScript, .Net, XML, HTML, TCP/IP, Visual Studio.Net, Eclipse, SQL, MS SQL Server, MySQL, PostgresSQL, C, C++, C#, </text:span><text:span text:style-name="T31">Winforms,</text:span><text:span text:style-name="T24"> Maven, Apache Ant, Bash Shell Script, Python, GTK, </text:span><text:span text:style-name="T27">Subversion, Mercurial, Git, </text:span><text:span text:style-name="T24">Redhat and Debian Linux/GNU System Administr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Bitstream Vera Sans Mono" svg:font-family="'Bitstream Vera Sans Mono'" style:font-family-generic="roman" style:font-pitch="variable"/>
    <style:font-face style:name="Lucida Sans" svg:font-family="'Lucida Sans'" style:font-family-generic="roman" style:font-pitch="variable"/>
    <style:font-face style:name="Proxima Nova" svg:font-family="'Proxima Nova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Bitstream Vera Sans Mono1" svg:font-family="'Bitstream Vera Sans Mono'" style:font-family-generic="system" style:font-pitch="variable"/>
    <style:font-face style:name="Caladea1" svg:font-family="Caladea" style:font-family-generic="system" style:font-pitch="variable"/>
    <style:font-face style:name="Lucida Sans1" svg:font-family="'Lucida Sans'" style:font-family-generic="system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200%" fo:keep-together="always" fo:keep-with-next="always"/>
      <style:text-properties fo:color="#999999" style:font-name="Proxima Nova" fo:font-family="'Proxima Nova'" style:font-family-generic="roman" style:font-pitch="variable" style:font-name-asian="Proxima Nova1" style:font-family-asian="'Proxima Nova'" style:font-family-generic-asian="system" style:font-pitch-asian="variable" style:font-name-complex="Proxima Nova1" style:font-family-complex="'Proxima Nova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1252in" fo:margin-right="0in" fo:line-height="150%" fo:keep-together="always" fo:text-indent="0in" style:auto-text-indent="false" fo:keep-with-next="always"/>
      <style:text-properties fo:color="#434343" style:font-name="Proxima Nova" fo:font-family="'Proxima Nova'" style:font-family-generic="roman" style:font-pitch="variable" fo:font-size="12pt" fo:font-weight="bold" style:font-name-asian="Proxima Nova1" style:font-family-asian="'Proxima Nova'" style:font-family-generic-asian="system" style:font-pitch-asian="variable" style:font-size-asian="12pt" style:font-weight-asian="bold" style:font-name-complex="Proxima Nova1" style:font-family-complex="'Proxima Nova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50%" fo:keep-together="always" fo:keep-with-next="always"/>
      <style:text-properties fo:color="#3c78d8" style:font-name="Proxima Nova" fo:font-family="'Proxima Nova'" style:font-family-generic="roman" style:font-pitch="variable" fo:font-size="18pt" fo:font-weight="bold" style:font-name-asian="Proxima Nova1" style:font-family-asian="'Proxima Nova'" style:font-family-generic-asian="system" style:font-pitch-asian="variable" style:font-size-asian="18pt" style:font-weight-asian="bold" style:font-name-complex="Proxima Nova1" style:font-family-complex="'Proxima Nova'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line-height="150%" fo:keep-together="always" fo:keep-with-next="always"/>
      <style:text-properties fo:color="#434343" style:font-name="Proxima Nova" fo:font-family="'Proxima Nova'" style:font-family-generic="roman" style:font-pitch="variable" fo:font-size="12pt" fo:font-style="italic" style:font-name-asian="Proxima Nova1" style:font-family-asian="'Proxima Nova'" style:font-family-generic-asian="system" style:font-pitch-asian="variable" style:font-size-asian="12pt" style:font-style-asian="italic" style:font-name-complex="Proxima Nova1" style:font-family-complex="'Proxima Nova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Bitstream Vera Sans Mono" fo:font-family="'Bitstream Vera Sans Mono'" style:font-family-generic="roman" style:font-pitch="variable" fo:font-size="10pt" style:font-name-asian="Bitstream Vera Sans Mono1" style:font-family-asian="'Bitstream Vera Sans Mono'" style:font-family-generic-asian="system" style:font-pitch-asian="variable" style:font-size-asian="10pt" style:font-name-complex="Bitstream Vera Sans Mono1" style:font-family-complex="'Bitstream Vera Sans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⇢" text:bullet-char="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padding="0in" fo:border="none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top="0in" fo:margin-bottom="0in" loext:contextual-spacing="false"/>
    </style:style>
    <style:style style:name="MT1" style:family="text">
      <style:text-properties style:font-name="Proxima Nova" fo:font-size="14pt" fo:font-weight="bold" style:font-name-asian="Proxima Nova1" style:font-size-asian="14pt" style:font-weight-asian="bold" style:font-name-complex="Proxima Nova1" style:font-size-complex="14pt"/>
    </style:style>
    <style:style style:name="MT2" style:family="text">
      <style:text-properties style:font-name="Proxima Nova" style:font-name-asian="Proxima Nova1" style:font-name-complex="Proxima Nova1"/>
    </style:style>
    <style:style style:name="MT3" style:family="text">
      <style:text-properties fo:color="#1155cc" style:font-name="Proxima Nova" style:text-underline-style="solid" style:text-underline-width="auto" style:text-underline-color="font-color" style:font-name-asian="Proxima Nova1" style:font-name-complex="Proxima Nova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362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85in" fo:margin-left="0in" fo:margin-right="0in" fo:margin-bottom="0.8102in" style:dynamic-spacing="true"/>
      </style:header-style>
      <style:footer-style>
        <style:header-footer-properties fo:min-height="0.35in" fo:margin-left="0in" fo:margin-right="0in" fo:margin-top="0.31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<text:s/>Verified Vanhacker</text:span><text:span text:style-name="MT1"><draw:frame draw:style-name="Mfr1" draw:name="image2.png" text:anchor-type="as-char" svg:width="0.848in" svg:height="0.4953in" draw:z-index="2"><draw:image xlink:href="Pictures/1000020100000375000001FE7DE12947.png" xlink:type="simple" xlink:show="embed" xlink:actuate="onLoad"/><svg:desc>vanhack-logo.png</svg:desc></draw:frame></text:span></text:p>
        <text:p text:style-name="MP1"><draw:rect text:anchor-type="as-char" svg:y="0in" draw:z-index="5" draw:style-name="Mgr1" draw:text-style-name="MP2" svg:width="0.0012in" svg:height="0.0213in"><text:p/></draw:rect></text:p>
      </style:header>
      <style:footer>
        <text:p text:style-name="MP3"><text:span text:style-name="MT2">This is a verified candidate from </text:span><text:a xlink:type="simple" xlink:href="http://www.vanhack.com/" text:style-name="Internet_20_link" text:visited-style-name="Visited_20_Internet_20_Link"><text:span text:style-name="MT3">vanhack.com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date>2017-12-01T19:02:53.134152617</dc:date>
    <meta:editing-duration>P2DT3H5M50S</meta:editing-duration>
    <meta:editing-cycles>22</meta:editing-cycles>
    <meta:document-statistic meta:table-count="1" meta:image-count="1" meta:object-count="0" meta:page-count="3" meta:paragraph-count="71" meta:word-count="1086" meta:character-count="6966" meta:non-whitespace-character-count="5990"/>
  </office:meta>
</office:document-meta>
</file>